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aster1-Layout7-blank-Pusty-title">
      <style:graphic-properties draw:stroke="none" draw:fill="solid" draw:fill-color="#000000" draw:opacity="100%" draw:textarea-horizontal-align="center" draw:textarea-vertical-align="middle" draw:auto-grow-height="true" draw:auto-grow-width="false" fo:min-height="20.999cm" fo:padding-top="0cm" fo:padding-bottom="0cm" fo:padding-left="0cm" fo:padding-right="0cm" fo:wrap-option="wrap"/>
    </style:style>
    <style:style style:name="pr2" style:family="presentation" style:parent-style-name="Master1-Layout7-blank-Pusty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Pusty-title">
      <style:graphic-properties draw:stroke="none" draw:fill="solid" draw:fill-color="#000000" draw:opacity="100%" draw:textarea-horizontal-align="center" draw:textarea-vertical-align="middle" draw:auto-grow-height="true" draw:auto-grow-width="false" fo:min-height="21.2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ffffff" style:text-line-through-style="none" style:text-position="0% 100%" fo:font-family="'Arial Black'" style:font-family-generic="swiss" style:font-pitch="variable" fo:font-size="5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54pt" style:font-style-asian="normal" style:font-weight-asian="bold" style:font-family-complex="Tahoma" style:font-pitch-complex="variable" style:font-size-complex="5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Pusty" presentation:presentation-page-layout-name="AL1T13">
        <office:forms form:automatic-focus="false" form:apply-design-mode="false"/>
        <draw:frame draw:name="Tytuł 1" presentation:style-name="pr1" draw:text-style-name="P2" draw:layer="layout" svg:width="28cm" svg:height="20.999cm" svg:x="0cm" svg:y="0cm" presentation:class="title" presentation:user-transformed="true">
          <draw:text-box>
            <text:p text:style-name="P1"><text:span text:style-name="T1">Jesteśmy Twymi dziećmi, potrzebujemy Ciebie</text:span><text:span text:style-name="T1"><text:line-break/></text:span><text:span text:style-name="T1">Miłości, która trwa</text:span><text:span text:style-name="T1"><text:line-break/></text:span><text:span text:style-name="T1">Dobroci nieskończonej,</text:span><text:span text:style-name="T1"><text:line-break/></text:span><text:span text:style-name="T1">łaski i nadziei</text:span><text:span text:style-name="T1"><text:line-break/></text:span><text:span text:style-name="T1">Na wybawienie</text:span></text:p>
          </draw:text-box>
        </draw:frame>
        <presentation:notes draw:style-name="dp2">
          <draw:page-thumbnail draw:name="Symbol zastępczy obrazu slajdu 1" draw:style-name="gr1" draw:layer="layout" svg:width="14.848cm" svg:height="11.135cm" svg:x="3.074cm" svg:y="2.258cm" draw:page-number="1" presentation:class="page"/>
          <draw:frame draw:name="Symbol zastępczy notatek 2"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Pusty" presentation:presentation-page-layout-name="AL1T13">
        <draw:frame draw:name="Tytuł 1" presentation:style-name="pr3" draw:text-style-name="P2" draw:layer="layout" svg:width="28cm" svg:height="21.2cm" svg:x="-0.001cm" svg:y="0cm" presentation:class="title" presentation:user-transformed="true">
          <draw:text-box>
            <text:p text:style-name="P1"><text:span text:style-name="T1">ref. Zbawca,</text:span><text:span text:style-name="T1"><text:line-break/></text:span><text:span text:style-name="T1">On porusza góry</text:span><text:span text:style-name="T1"><text:line-break/></text:span><text:span text:style-name="T1">On może wybawić mnie, może wybawić mnie</text:span><text:span text:style-name="T1"><text:line-break/></text:span><text:span text:style-name="T1">Na zawsze</text:span><text:span text:style-name="T1"><text:line-break/></text:span><text:span text:style-name="T1">sprawca odkupienia</text:span><text:span text:style-name="T1"><text:line-break/></text:span><text:span text:style-name="T1">Zmartwychwstał,</text:span><text:span text:style-name="T1"><text:line-break/></text:span><text:span text:style-name="T1">pokonał śmierć,</text:span><text:span text:style-name="T1"><text:line-break/></text:span><text:span text:style-name="T1">Jezus pokonał śmierć</text:span></text:p>
          </draw:text-box>
        </draw:frame>
        <presentation:notes draw:style-name="dp2">
          <draw:page-thumbnail draw:name="Symbol zastępczy obrazu slajdu 1" draw:style-name="gr1" draw:layer="layout" svg:width="14.848cm" svg:height="11.135cm" svg:x="3.074cm" svg:y="2.258cm" draw:page-number="2" presentation:class="page"/>
          <draw:frame draw:name="Symbol zastępczy notatek 2"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Pusty" presentation:presentation-page-layout-name="AL1T13">
        <draw:frame draw:name="Tytuł 1" presentation:style-name="pr1" draw:text-style-name="P2" draw:layer="layout" svg:width="28cm" svg:height="20.999cm" svg:x="0.002cm" svg:y="0cm" presentation:class="title" presentation:user-transformed="true">
          <draw:text-box>
            <text:p text:style-name="P1"><text:span text:style-name="T1">Weź mnie jakim jestem,</text:span><text:span text:style-name="T1"><text:line-break/></text:span><text:span text:style-name="T1">z mym grzechem</text:span><text:span text:style-name="T1"><text:line-break/></text:span><text:span text:style-name="T1">i mym lękiem</text:span><text:span text:style-name="T1"><text:line-break/></text:span><text:span text:style-name="T1">Wypełnij życie me</text:span><text:span text:style-name="T1"><text:line-break/></text:span><text:span text:style-name="T1">Tobie dziś oddaję</text:span><text:span text:style-name="T1"><text:line-break/></text:span><text:span text:style-name="T1">całą moją wiarę</text:span><text:span text:style-name="T1"><text:line-break/></text:span><text:span text:style-name="T1">Weź życie moje</text:span></text:p>
          </draw:text-box>
        </draw:frame>
        <presentation:notes draw:style-name="dp2">
          <draw:page-thumbnail draw:name="Symbol zastępczy obrazu slajdu 1" draw:style-name="gr1" draw:layer="layout" svg:width="14.848cm" svg:height="11.135cm" svg:x="3.074cm" svg:y="2.258cm" draw:page-number="3" presentation:class="page"/>
          <draw:frame draw:name="Symbol zastępczy notatek 2"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Pusty" presentation:presentation-page-layout-name="AL1T13">
        <draw:frame draw:name="Tytuł 1" presentation:style-name="pr3" draw:text-style-name="P2" draw:layer="layout" svg:width="28cm" svg:height="21.2cm" svg:x="-0.001cm" svg:y="0cm" presentation:class="title" presentation:user-transformed="true">
          <draw:text-box>
            <text:p text:style-name="P1"><text:span text:style-name="T1">ref. Zbawca,</text:span><text:span text:style-name="T1"><text:line-break/></text:span><text:span text:style-name="T1">On porusza góry</text:span><text:span text:style-name="T1"><text:line-break/></text:span><text:span text:style-name="T1">On może wybawić mnie, może wybawić mnie</text:span><text:span text:style-name="T1"><text:line-break/></text:span><text:span text:style-name="T1">Na zawsze</text:span><text:span text:style-name="T1"><text:line-break/></text:span><text:span text:style-name="T1">sprawca odkupienia</text:span><text:span text:style-name="T1"><text:line-break/></text:span><text:span text:style-name="T1">Zmartwychwstał,</text:span><text:span text:style-name="T1"><text:line-break/></text:span><text:span text:style-name="T1">pokonał śmierć,</text:span><text:span text:style-name="T1"><text:line-break/></text:span><text:span text:style-name="T1">Jezus pokonał śmierć</text:span></text:p>
          </draw:text-box>
        </draw:frame>
        <presentation:notes draw:style-name="dp2">
          <draw:page-thumbnail draw:name="Symbol zastępczy obrazu slajdu 1" draw:style-name="gr1" draw:layer="layout" svg:width="14.848cm" svg:height="11.135cm" svg:x="3.074cm" svg:y="2.258cm" draw:page-number="4" presentation:class="page"/>
          <draw:frame draw:name="Symbol zastępczy notatek 2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Pusty" presentation:presentation-page-layout-name="AL1T13">
        <draw:frame draw:name="Tytuł 1" presentation:style-name="pr1" draw:text-style-name="P2" draw:layer="layout" svg:width="28cm" svg:height="20.999cm" svg:x="0.002cm" svg:y="0cm" presentation:class="title" presentation:user-transformed="true">
          <draw:text-box>
            <text:p text:style-name="P1"><text:span text:style-name="T1">Chcę być światłem</text:span><text:span text:style-name="T1"><text:line-break/></text:span><text:span text:style-name="T1">aby poznał świat</text:span><text:span text:style-name="T1"><text:line-break/></text:span><text:span text:style-name="T1">- Ciebie</text:span><text:span text:style-name="T1"><text:line-break/></text:span><text:span text:style-name="T1">Wielki Królu,</text:span><text:span text:style-name="T1"><text:line-break/></text:span><text:span text:style-name="T1">Zbawicielu nasz</text:span><text:span text:style-name="T1"><text:line-break/></text:span><text:span text:style-name="T1">- Jezu</text:span></text:p>
          </draw:text-box>
        </draw:frame>
        <presentation:notes draw:style-name="dp2">
          <draw:page-thumbnail draw:name="Symbol zastępczy obrazu slajdu 1" draw:style-name="gr1" draw:layer="layout" svg:width="14.848cm" svg:height="11.135cm" svg:x="3.074cm" svg:y="2.258cm" draw:page-number="5" presentation:class="page"/>
          <draw:frame draw:name="Symbol zastępczy notatek 2"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Pusty" presentation:presentation-page-layout-name="AL1T13">
        <office:forms form:automatic-focus="false" form:apply-design-mode="false"/>
        <draw:frame draw:name="Tytuł 1" presentation:style-name="pr3" draw:text-style-name="P2" draw:layer="layout" svg:width="28cm" svg:height="21.2cm" svg:x="-0.001cm" svg:y="0cm" presentation:class="title" presentation:user-transformed="true">
          <draw:text-box>
            <text:p text:style-name="P1"><text:span text:style-name="T1">ref. Zbawca,</text:span><text:span text:style-name="T1"><text:line-break/></text:span><text:span text:style-name="T1">On porusza góry</text:span><text:span text:style-name="T1"><text:line-break/></text:span><text:span text:style-name="T1">On może wybawić mnie, może wybawić mnie</text:span><text:span text:style-name="T1"><text:line-break/></text:span><text:span text:style-name="T1">Na zawsze</text:span><text:span text:style-name="T1"><text:line-break/></text:span><text:span text:style-name="T1">sprawca odkupienia</text:span><text:span text:style-name="T1"><text:line-break/></text:span><text:span text:style-name="T1">Zmartwychwstał,</text:span><text:span text:style-name="T1"><text:line-break/></text:span><text:span text:style-name="T1">pokonał śmierć,</text:span><text:span text:style-name="T1"><text:line-break/></text:span><text:span text:style-name="T1">Jezus pokonał śmierć</text:span></text:p>
          </draw:text-box>
        </draw:frame>
        <presentation:notes draw:style-name="dp2">
          <draw:page-thumbnail draw:name="Symbol zastępczy obrazu slajdu 1" draw:style-name="gr1" draw:layer="layout" svg:width="14.848cm" svg:height="11.135cm" svg:x="3.074cm" svg:y="2.258cm" draw:page-number="6" presentation:class="page"/>
          <draw:frame draw:name="Symbol zastępczy notatek 2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omyślnie-background" style:family="presentation">
      <style:graphic-properties draw:stroke="none" draw:fill="solid" draw:fill-color="#ffffff"/>
      <style:text-properties style:letter-kerning="true"/>
    </style:style>
    <style:style style:name="Master1-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omyślnie-outline1" style:family="presentation">
      <style:graphic-properties draw:stroke="none" draw:fill="none">
        <text:list-style style:name="Master1-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omyślnie-outline2" style:family="presentation" style:parent-style-name="Master1-Domyślnie-outline1">
      <style:paragraph-properties fo:margin-top="0cm" fo:margin-bottom="0.4cm"/>
      <style:text-properties fo:font-size="28pt" style:font-size-asian="28pt" style:font-size-complex="28pt"/>
    </style:style>
    <style:style style:name="Master1-Domyślnie-outline3" style:family="presentation" style:parent-style-name="Master1-Domyślnie-outline2">
      <style:paragraph-properties fo:margin-top="0cm" fo:margin-bottom="0.3cm"/>
      <style:text-properties fo:font-size="24pt" style:font-size-asian="24pt" style:font-size-complex="24pt"/>
    </style:style>
    <style:style style:name="Master1-Domyślnie-outline4" style:family="presentation" style:parent-style-name="Master1-Domyślnie-outline3">
      <style:paragraph-properties fo:margin-top="0cm" fo:margin-bottom="0.2cm"/>
      <style:text-properties fo:font-size="20pt" style:font-size-asian="20pt" style:font-size-complex="20pt"/>
    </style:style>
    <style:style style:name="Master1-Domyślnie-outline5" style:family="presentation" style:parent-style-name="Master1-Domyślnie-outline4">
      <style:paragraph-properties fo:margin-top="0cm" fo:margin-bottom="0.1cm"/>
      <style:text-properties fo:font-size="20pt" style:font-size-asian="20pt" style:font-size-complex="20pt"/>
    </style:style>
    <style:style style:name="Master1-Domyślnie-outline6" style:family="presentation" style:parent-style-name="Master1-Domyślnie-outline5">
      <style:paragraph-properties fo:margin-top="0cm" fo:margin-bottom="0.1cm"/>
      <style:text-properties fo:font-size="20pt" style:font-size-asian="20pt" style:font-size-complex="20pt"/>
    </style:style>
    <style:style style:name="Master1-Domyślnie-outline7" style:family="presentation" style:parent-style-name="Master1-Domyślnie-outline6">
      <style:paragraph-properties fo:margin-top="0cm" fo:margin-bottom="0.1cm"/>
      <style:text-properties fo:font-size="20pt" style:font-size-asian="20pt" style:font-size-complex="20pt"/>
    </style:style>
    <style:style style:name="Master1-Domyślnie-outline8" style:family="presentation" style:parent-style-name="Master1-Domyślnie-outline7">
      <style:paragraph-properties fo:margin-top="0cm" fo:margin-bottom="0.1cm"/>
      <style:text-properties fo:font-size="20pt" style:font-size-asian="20pt" style:font-size-complex="20pt"/>
    </style:style>
    <style:style style:name="Master1-Domyślnie-outline9" style:family="presentation" style:parent-style-name="Master1-Domyślnie-outline8">
      <style:paragraph-properties fo:margin-top="0cm" fo:margin-bottom="0.1cm"/>
      <style:text-properties fo:font-size="20pt" style:font-size-asian="20pt" style:font-size-complex="20pt"/>
    </style:style>
    <style:style style:name="Master1-Domyślnie-subtitle" style:family="presentation">
      <style:graphic-properties draw:stroke="none" draw:fill="none" draw:textarea-vertical-align="middle">
        <text:list-style style:name="Master1-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omyślnie-title" style:family="presentation">
      <style:graphic-properties draw:stroke="none" draw:fill="none" draw:textarea-vertical-align="middle">
        <text:list-style style:name="Master1-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background" style:family="presentation">
      <style:graphic-properties draw:stroke="none" draw:fill="solid" draw:fill-color="#ffffff"/>
      <style:text-properties style:letter-kerning="true"/>
    </style:style>
    <style:style style:name="Master1-Layout1-title-Slajd-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ajd-tytuł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1" style:family="presentation">
      <style:graphic-properties draw:stroke="none" draw:fill="none">
        <text:list-style style:name="Master1-Layout1-title-Slajd-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2" style:family="presentation" style:parent-style-name="Master1-Layout1-title-Slajd-tytułowy-outline1">
      <style:paragraph-properties fo:margin-top="0cm" fo:margin-bottom="0.4cm"/>
      <style:text-properties fo:font-size="28pt" style:font-size-asian="28pt" style:font-size-complex="28pt"/>
    </style:style>
    <style:style style:name="Master1-Layout1-title-Slajd-tytułowy-outline3" style:family="presentation" style:parent-style-name="Master1-Layout1-title-Slajd-tytułowy-outline2">
      <style:paragraph-properties fo:margin-top="0cm" fo:margin-bottom="0.3cm"/>
      <style:text-properties fo:font-size="24pt" style:font-size-asian="24pt" style:font-size-complex="24pt"/>
    </style:style>
    <style:style style:name="Master1-Layout1-title-Slajd-tytułowy-outline4" style:family="presentation" style:parent-style-name="Master1-Layout1-title-Slajd-tytułowy-outline3">
      <style:paragraph-properties fo:margin-top="0cm" fo:margin-bottom="0.2cm"/>
      <style:text-properties fo:font-size="20pt" style:font-size-asian="20pt" style:font-size-complex="20pt"/>
    </style:style>
    <style:style style:name="Master1-Layout1-title-Slajd-tytułowy-outline5" style:family="presentation" style:parent-style-name="Master1-Layout1-title-Slajd-tytułowy-outline4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6" style:family="presentation" style:parent-style-name="Master1-Layout1-title-Slajd-tytułowy-outline5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7" style:family="presentation" style:parent-style-name="Master1-Layout1-title-Slajd-tytułowy-outline6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8" style:family="presentation" style:parent-style-name="Master1-Layout1-title-Slajd-tytułowy-outline7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9" style:family="presentation" style:parent-style-name="Master1-Layout1-title-Slajd-tytułowy-outline8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subtitle" style:family="presentation">
      <style:graphic-properties draw:stroke="none" draw:fill="none" draw:textarea-vertical-align="middle">
        <text:list-style style:name="Master1-Layout1-title-Slajd-tytuł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title" style:family="presentation">
      <style:graphic-properties draw:stroke="none" draw:fill="none" draw:textarea-vertical-align="middle">
        <text:list-style style:name="Master1-Layout1-title-Slajd-tytuł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background" style:family="presentation">
      <style:graphic-properties draw:stroke="none" draw:fill="solid" draw:fill-color="#ffffff"/>
      <style:text-properties style:letter-kerning="true"/>
    </style:style>
    <style:style style:name="Master1-Layout2-obj-Tytuł-i-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ytuł-i-zawartoś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1" style:family="presentation">
      <style:graphic-properties draw:stroke="none" draw:fill="none">
        <text:list-style style:name="Master1-Layout2-obj-Tytuł-i-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2" style:family="presentation" style:parent-style-name="Master1-Layout2-obj-Tytuł-i-zawartość-outline1">
      <style:paragraph-properties fo:margin-top="0cm" fo:margin-bottom="0.4cm"/>
      <style:text-properties fo:font-size="28pt" style:font-size-asian="28pt" style:font-size-complex="28pt"/>
    </style:style>
    <style:style style:name="Master1-Layout2-obj-Tytuł-i-zawartość-outline3" style:family="presentation" style:parent-style-name="Master1-Layout2-obj-Tytuł-i-zawartość-outline2">
      <style:paragraph-properties fo:margin-top="0cm" fo:margin-bottom="0.3cm"/>
      <style:text-properties fo:font-size="24pt" style:font-size-asian="24pt" style:font-size-complex="24pt"/>
    </style:style>
    <style:style style:name="Master1-Layout2-obj-Tytuł-i-zawartość-outline4" style:family="presentation" style:parent-style-name="Master1-Layout2-obj-Tytuł-i-zawartość-outline3">
      <style:paragraph-properties fo:margin-top="0cm" fo:margin-bottom="0.2cm"/>
      <style:text-properties fo:font-size="20pt" style:font-size-asian="20pt" style:font-size-complex="20pt"/>
    </style:style>
    <style:style style:name="Master1-Layout2-obj-Tytuł-i-zawartość-outline5" style:family="presentation" style:parent-style-name="Master1-Layout2-obj-Tytuł-i-zawartość-outline4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6" style:family="presentation" style:parent-style-name="Master1-Layout2-obj-Tytuł-i-zawartość-outline5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7" style:family="presentation" style:parent-style-name="Master1-Layout2-obj-Tytuł-i-zawartość-outline6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8" style:family="presentation" style:parent-style-name="Master1-Layout2-obj-Tytuł-i-zawartość-outline7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9" style:family="presentation" style:parent-style-name="Master1-Layout2-obj-Tytuł-i-zawartość-outline8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subtitle" style:family="presentation">
      <style:graphic-properties draw:stroke="none" draw:fill="none" draw:textarea-vertical-align="middle">
        <text:list-style style:name="Master1-Layout2-obj-Tytuł-i-zawartość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title" style:family="presentation">
      <style:graphic-properties draw:stroke="none" draw:fill="none" draw:textarea-vertical-align="middle">
        <text:list-style style:name="Master1-Layout2-obj-Tytuł-i-zawartość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background" style:family="presentation">
      <style:graphic-properties draw:stroke="none" draw:fill="solid" draw:fill-color="#ffffff"/>
      <style:text-properties style:letter-kerning="true"/>
    </style:style>
    <style:style style:name="Master1-Layout3-secHead-Nagłówek-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Nagłówek-sekcj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1" style:family="presentation">
      <style:graphic-properties draw:stroke="none" draw:fill="none">
        <text:list-style style:name="Master1-Layout3-secHead-Nagłówek-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2" style:family="presentation" style:parent-style-name="Master1-Layout3-secHead-Nagłówek-sekcji-outline1">
      <style:paragraph-properties fo:margin-top="0cm" fo:margin-bottom="0.4cm"/>
      <style:text-properties fo:font-size="28pt" style:font-size-asian="28pt" style:font-size-complex="28pt"/>
    </style:style>
    <style:style style:name="Master1-Layout3-secHead-Nagłówek-sekcji-outline3" style:family="presentation" style:parent-style-name="Master1-Layout3-secHead-Nagłówek-sekcji-outline2">
      <style:paragraph-properties fo:margin-top="0cm" fo:margin-bottom="0.3cm"/>
      <style:text-properties fo:font-size="24pt" style:font-size-asian="24pt" style:font-size-complex="24pt"/>
    </style:style>
    <style:style style:name="Master1-Layout3-secHead-Nagłówek-sekcji-outline4" style:family="presentation" style:parent-style-name="Master1-Layout3-secHead-Nagłówek-sekcji-outline3">
      <style:paragraph-properties fo:margin-top="0cm" fo:margin-bottom="0.2cm"/>
      <style:text-properties fo:font-size="20pt" style:font-size-asian="20pt" style:font-size-complex="20pt"/>
    </style:style>
    <style:style style:name="Master1-Layout3-secHead-Nagłówek-sekcji-outline5" style:family="presentation" style:parent-style-name="Master1-Layout3-secHead-Nagłówek-sekcji-outline4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6" style:family="presentation" style:parent-style-name="Master1-Layout3-secHead-Nagłówek-sekcji-outline5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7" style:family="presentation" style:parent-style-name="Master1-Layout3-secHead-Nagłówek-sekcji-outline6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8" style:family="presentation" style:parent-style-name="Master1-Layout3-secHead-Nagłówek-sekcji-outline7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9" style:family="presentation" style:parent-style-name="Master1-Layout3-secHead-Nagłówek-sekcji-outline8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subtitle" style:family="presentation">
      <style:graphic-properties draw:stroke="none" draw:fill="none" draw:textarea-vertical-align="middle">
        <text:list-style style:name="Master1-Layout3-secHead-Nagłówek-sekcj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title" style:family="presentation">
      <style:graphic-properties draw:stroke="none" draw:fill="none" draw:textarea-vertical-align="middle">
        <text:list-style style:name="Master1-Layout3-secHead-Nagłówek-sekcj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background" style:family="presentation">
      <style:graphic-properties draw:stroke="none" draw:fill="solid" draw:fill-color="#ffffff"/>
      <style:text-properties style:letter-kerning="true"/>
    </style:style>
    <style:style style:name="Master1-Layout4-twoObj-Dwa-elementy-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wa-elementy-zawartośc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1" style:family="presentation">
      <style:graphic-properties draw:stroke="none" draw:fill="none">
        <text:list-style style:name="Master1-Layout4-twoObj-Dwa-elementy-zawartoś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2" style:family="presentation" style:parent-style-name="Master1-Layout4-twoObj-Dwa-elementy-zawartości-outline1">
      <style:paragraph-properties fo:margin-top="0cm" fo:margin-bottom="0.4cm"/>
      <style:text-properties fo:font-size="28pt" style:font-size-asian="28pt" style:font-size-complex="28pt"/>
    </style:style>
    <style:style style:name="Master1-Layout4-twoObj-Dwa-elementy-zawartości-outline3" style:family="presentation" style:parent-style-name="Master1-Layout4-twoObj-Dwa-elementy-zawartości-outline2">
      <style:paragraph-properties fo:margin-top="0cm" fo:margin-bottom="0.3cm"/>
      <style:text-properties fo:font-size="24pt" style:font-size-asian="24pt" style:font-size-complex="24pt"/>
    </style:style>
    <style:style style:name="Master1-Layout4-twoObj-Dwa-elementy-zawartości-outline4" style:family="presentation" style:parent-style-name="Master1-Layout4-twoObj-Dwa-elementy-zawartości-outline3">
      <style:paragraph-properties fo:margin-top="0cm" fo:margin-bottom="0.2cm"/>
      <style:text-properties fo:font-size="20pt" style:font-size-asian="20pt" style:font-size-complex="20pt"/>
    </style:style>
    <style:style style:name="Master1-Layout4-twoObj-Dwa-elementy-zawartości-outline5" style:family="presentation" style:parent-style-name="Master1-Layout4-twoObj-Dwa-elementy-zawartości-outline4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6" style:family="presentation" style:parent-style-name="Master1-Layout4-twoObj-Dwa-elementy-zawartości-outline5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7" style:family="presentation" style:parent-style-name="Master1-Layout4-twoObj-Dwa-elementy-zawartości-outline6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8" style:family="presentation" style:parent-style-name="Master1-Layout4-twoObj-Dwa-elementy-zawartości-outline7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9" style:family="presentation" style:parent-style-name="Master1-Layout4-twoObj-Dwa-elementy-zawartości-outline8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subtitle" style:family="presentation">
      <style:graphic-properties draw:stroke="none" draw:fill="none" draw:textarea-vertical-align="middle">
        <text:list-style style:name="Master1-Layout4-twoObj-Dwa-elementy-zawartośc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title" style:family="presentation">
      <style:graphic-properties draw:stroke="none" draw:fill="none" draw:textarea-vertical-align="middle">
        <text:list-style style:name="Master1-Layout4-twoObj-Dwa-elementy-zawartośc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background" style:family="presentation">
      <style:graphic-properties draw:stroke="none" draw:fill="solid" draw:fill-color="#ffffff"/>
      <style:text-properties style:letter-kerning="true"/>
    </style:style>
    <style:style style:name="Master1-Layout5-twoTxTwoObj-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ówna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1" style:family="presentation">
      <style:graphic-properties draw:stroke="none" draw:fill="none">
        <text:list-style style:name="Master1-Layout5-twoTxTwoObj-Porów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2" style:family="presentation" style:parent-style-name="Master1-Layout5-twoTxTwoObj-Porównanie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Porównanie-outline3" style:family="presentation" style:parent-style-name="Master1-Layout5-twoTxTwoObj-Porównanie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Porównanie-outline4" style:family="presentation" style:parent-style-name="Master1-Layout5-twoTxTwoObj-Porównanie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Porównanie-outline5" style:family="presentation" style:parent-style-name="Master1-Layout5-twoTxTwoObj-Porównanie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6" style:family="presentation" style:parent-style-name="Master1-Layout5-twoTxTwoObj-Porównanie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7" style:family="presentation" style:parent-style-name="Master1-Layout5-twoTxTwoObj-Porównanie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8" style:family="presentation" style:parent-style-name="Master1-Layout5-twoTxTwoObj-Porównanie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9" style:family="presentation" style:parent-style-name="Master1-Layout5-twoTxTwoObj-Porównanie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subtitle" style:family="presentation">
      <style:graphic-properties draw:stroke="none" draw:fill="none" draw:textarea-vertical-align="middle">
        <text:list-style style:name="Master1-Layout5-twoTxTwoObj-Porówna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title" style:family="presentation">
      <style:graphic-properties draw:stroke="none" draw:fill="none" draw:textarea-vertical-align="middle">
        <text:list-style style:name="Master1-Layout5-twoTxTwoObj-Porówna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background" style:family="presentation">
      <style:graphic-properties draw:stroke="none" draw:fill="solid" draw:fill-color="#ffffff"/>
      <style:text-properties style:letter-kerning="true"/>
    </style:style>
    <style:style style:name="Master1-Layout6-titleOnly-Tylko-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ylko-tytu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1" style:family="presentation">
      <style:graphic-properties draw:stroke="none" draw:fill="none">
        <text:list-style style:name="Master1-Layout6-titleOnly-Tylko-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2" style:family="presentation" style:parent-style-name="Master1-Layout6-titleOnly-Tylko-tytuł-outline1">
      <style:paragraph-properties fo:margin-top="0cm" fo:margin-bottom="0.4cm"/>
      <style:text-properties fo:font-size="28pt" style:font-size-asian="28pt" style:font-size-complex="28pt"/>
    </style:style>
    <style:style style:name="Master1-Layout6-titleOnly-Tylko-tytuł-outline3" style:family="presentation" style:parent-style-name="Master1-Layout6-titleOnly-Tylko-tytuł-outline2">
      <style:paragraph-properties fo:margin-top="0cm" fo:margin-bottom="0.3cm"/>
      <style:text-properties fo:font-size="24pt" style:font-size-asian="24pt" style:font-size-complex="24pt"/>
    </style:style>
    <style:style style:name="Master1-Layout6-titleOnly-Tylko-tytuł-outline4" style:family="presentation" style:parent-style-name="Master1-Layout6-titleOnly-Tylko-tytuł-outline3">
      <style:paragraph-properties fo:margin-top="0cm" fo:margin-bottom="0.2cm"/>
      <style:text-properties fo:font-size="20pt" style:font-size-asian="20pt" style:font-size-complex="20pt"/>
    </style:style>
    <style:style style:name="Master1-Layout6-titleOnly-Tylko-tytuł-outline5" style:family="presentation" style:parent-style-name="Master1-Layout6-titleOnly-Tylko-tytuł-outline4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6" style:family="presentation" style:parent-style-name="Master1-Layout6-titleOnly-Tylko-tytuł-outline5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7" style:family="presentation" style:parent-style-name="Master1-Layout6-titleOnly-Tylko-tytuł-outline6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8" style:family="presentation" style:parent-style-name="Master1-Layout6-titleOnly-Tylko-tytuł-outline7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9" style:family="presentation" style:parent-style-name="Master1-Layout6-titleOnly-Tylko-tytuł-outline8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subtitle" style:family="presentation">
      <style:graphic-properties draw:stroke="none" draw:fill="none" draw:textarea-vertical-align="middle">
        <text:list-style style:name="Master1-Layout6-titleOnly-Tylko-tytu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title" style:family="presentation">
      <style:graphic-properties draw:stroke="none" draw:fill="none" draw:textarea-vertical-align="middle">
        <text:list-style style:name="Master1-Layout6-titleOnly-Tylko-tytu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usty-background" style:family="presentation">
      <style:graphic-properties draw:stroke="none" draw:fill="solid" draw:fill-color="#ffffff"/>
      <style:text-properties style:letter-kerning="true"/>
    </style:style>
    <style:style style:name="Master1-Layout7-blank-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ust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1" style:family="presentation">
      <style:graphic-properties draw:stroke="none" draw:fill="none">
        <text:list-style style:name="Master1-Layout7-blank-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2" style:family="presentation" style:parent-style-name="Master1-Layout7-blank-Pusty-outline1">
      <style:paragraph-properties fo:margin-top="0cm" fo:margin-bottom="0.4cm"/>
      <style:text-properties fo:font-size="28pt" style:font-size-asian="28pt" style:font-size-complex="28pt"/>
    </style:style>
    <style:style style:name="Master1-Layout7-blank-Pusty-outline3" style:family="presentation" style:parent-style-name="Master1-Layout7-blank-Pusty-outline2">
      <style:paragraph-properties fo:margin-top="0cm" fo:margin-bottom="0.3cm"/>
      <style:text-properties fo:font-size="24pt" style:font-size-asian="24pt" style:font-size-complex="24pt"/>
    </style:style>
    <style:style style:name="Master1-Layout7-blank-Pusty-outline4" style:family="presentation" style:parent-style-name="Master1-Layout7-blank-Pusty-outline3">
      <style:paragraph-properties fo:margin-top="0cm" fo:margin-bottom="0.2cm"/>
      <style:text-properties fo:font-size="20pt" style:font-size-asian="20pt" style:font-size-complex="20pt"/>
    </style:style>
    <style:style style:name="Master1-Layout7-blank-Pusty-outline5" style:family="presentation" style:parent-style-name="Master1-Layout7-blank-Pusty-outline4">
      <style:paragraph-properties fo:margin-top="0cm" fo:margin-bottom="0.1cm"/>
      <style:text-properties fo:font-size="20pt" style:font-size-asian="20pt" style:font-size-complex="20pt"/>
    </style:style>
    <style:style style:name="Master1-Layout7-blank-Pusty-outline6" style:family="presentation" style:parent-style-name="Master1-Layout7-blank-Pusty-outline5">
      <style:paragraph-properties fo:margin-top="0cm" fo:margin-bottom="0.1cm"/>
      <style:text-properties fo:font-size="20pt" style:font-size-asian="20pt" style:font-size-complex="20pt"/>
    </style:style>
    <style:style style:name="Master1-Layout7-blank-Pusty-outline7" style:family="presentation" style:parent-style-name="Master1-Layout7-blank-Pusty-outline6">
      <style:paragraph-properties fo:margin-top="0cm" fo:margin-bottom="0.1cm"/>
      <style:text-properties fo:font-size="20pt" style:font-size-asian="20pt" style:font-size-complex="20pt"/>
    </style:style>
    <style:style style:name="Master1-Layout7-blank-Pusty-outline8" style:family="presentation" style:parent-style-name="Master1-Layout7-blank-Pusty-outline7">
      <style:paragraph-properties fo:margin-top="0cm" fo:margin-bottom="0.1cm"/>
      <style:text-properties fo:font-size="20pt" style:font-size-asian="20pt" style:font-size-complex="20pt"/>
    </style:style>
    <style:style style:name="Master1-Layout7-blank-Pusty-outline9" style:family="presentation" style:parent-style-name="Master1-Layout7-blank-Pusty-outline8">
      <style:paragraph-properties fo:margin-top="0cm" fo:margin-bottom="0.1cm"/>
      <style:text-properties fo:font-size="20pt" style:font-size-asian="20pt" style:font-size-complex="20pt"/>
    </style:style>
    <style:style style:name="Master1-Layout7-blank-Pusty-subtitle" style:family="presentation">
      <style:graphic-properties draw:stroke="none" draw:fill="none" draw:textarea-vertical-align="middle">
        <text:list-style style:name="Master1-Layout7-blank-Pust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title" style:family="presentation">
      <style:graphic-properties draw:stroke="none" draw:fill="none" draw:textarea-vertical-align="middle">
        <text:list-style style:name="Master1-Layout7-blank-Pus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background" style:family="presentation">
      <style:graphic-properties draw:stroke="none" draw:fill="solid" draw:fill-color="#ffffff"/>
      <style:text-properties style:letter-kerning="true"/>
    </style:style>
    <style:style style:name="Master1-Layout8-objTx-Zawartość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Zawartość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1" style:family="presentation">
      <style:graphic-properties draw:stroke="none" draw:fill="none">
        <text:list-style style:name="Master1-Layout8-objTx-Zawartość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2" style:family="presentation" style:parent-style-name="Master1-Layout8-objTx-Zawartość-z-podpisem-outline1">
      <style:paragraph-properties fo:margin-top="0cm" fo:margin-bottom="0.4cm"/>
      <style:text-properties fo:font-size="28pt" style:font-size-asian="28pt" style:font-size-complex="28pt"/>
    </style:style>
    <style:style style:name="Master1-Layout8-objTx-Zawartość-z-podpisem-outline3" style:family="presentation" style:parent-style-name="Master1-Layout8-objTx-Zawartość-z-podpisem-outline2">
      <style:paragraph-properties fo:margin-top="0cm" fo:margin-bottom="0.3cm"/>
      <style:text-properties fo:font-size="24pt" style:font-size-asian="24pt" style:font-size-complex="24pt"/>
    </style:style>
    <style:style style:name="Master1-Layout8-objTx-Zawartość-z-podpisem-outline4" style:family="presentation" style:parent-style-name="Master1-Layout8-objTx-Zawartość-z-podpisem-outline3">
      <style:paragraph-properties fo:margin-top="0cm" fo:margin-bottom="0.2cm"/>
      <style:text-properties fo:font-size="20pt" style:font-size-asian="20pt" style:font-size-complex="20pt"/>
    </style:style>
    <style:style style:name="Master1-Layout8-objTx-Zawartość-z-podpisem-outline5" style:family="presentation" style:parent-style-name="Master1-Layout8-objTx-Zawartość-z-podpisem-outline4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6" style:family="presentation" style:parent-style-name="Master1-Layout8-objTx-Zawartość-z-podpisem-outline5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7" style:family="presentation" style:parent-style-name="Master1-Layout8-objTx-Zawartość-z-podpisem-outline6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8" style:family="presentation" style:parent-style-name="Master1-Layout8-objTx-Zawartość-z-podpisem-outline7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9" style:family="presentation" style:parent-style-name="Master1-Layout8-objTx-Zawartość-z-podpisem-outline8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subtitle" style:family="presentation">
      <style:graphic-properties draw:stroke="none" draw:fill="none" draw:textarea-vertical-align="middle">
        <text:list-style style:name="Master1-Layout8-objTx-Zawartość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title" style:family="presentation">
      <style:graphic-properties draw:stroke="none" draw:fill="none" draw:textarea-vertical-align="middle">
        <text:list-style style:name="Master1-Layout8-objTx-Zawartość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background" style:family="presentation">
      <style:graphic-properties draw:stroke="none" draw:fill="solid" draw:fill-color="#ffffff"/>
      <style:text-properties style:letter-kerning="true"/>
    </style:style>
    <style:style style:name="Master1-Layout9-picTx-Obraz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az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1" style:family="presentation">
      <style:graphic-properties draw:stroke="none" draw:fill="none">
        <text:list-style style:name="Master1-Layout9-picTx-Obraz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2" style:family="presentation" style:parent-style-name="Master1-Layout9-picTx-Obraz-z-podpisem-outline1">
      <style:paragraph-properties fo:margin-top="0cm" fo:margin-bottom="0.4cm"/>
      <style:text-properties fo:font-size="28pt" style:font-size-asian="28pt" style:font-size-complex="28pt"/>
    </style:style>
    <style:style style:name="Master1-Layout9-picTx-Obraz-z-podpisem-outline3" style:family="presentation" style:parent-style-name="Master1-Layout9-picTx-Obraz-z-podpisem-outline2">
      <style:paragraph-properties fo:margin-top="0cm" fo:margin-bottom="0.3cm"/>
      <style:text-properties fo:font-size="24pt" style:font-size-asian="24pt" style:font-size-complex="24pt"/>
    </style:style>
    <style:style style:name="Master1-Layout9-picTx-Obraz-z-podpisem-outline4" style:family="presentation" style:parent-style-name="Master1-Layout9-picTx-Obraz-z-podpisem-outline3">
      <style:paragraph-properties fo:margin-top="0cm" fo:margin-bottom="0.2cm"/>
      <style:text-properties fo:font-size="20pt" style:font-size-asian="20pt" style:font-size-complex="20pt"/>
    </style:style>
    <style:style style:name="Master1-Layout9-picTx-Obraz-z-podpisem-outline5" style:family="presentation" style:parent-style-name="Master1-Layout9-picTx-Obraz-z-podpisem-outline4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6" style:family="presentation" style:parent-style-name="Master1-Layout9-picTx-Obraz-z-podpisem-outline5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7" style:family="presentation" style:parent-style-name="Master1-Layout9-picTx-Obraz-z-podpisem-outline6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8" style:family="presentation" style:parent-style-name="Master1-Layout9-picTx-Obraz-z-podpisem-outline7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9" style:family="presentation" style:parent-style-name="Master1-Layout9-picTx-Obraz-z-podpisem-outline8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subtitle" style:family="presentation">
      <style:graphic-properties draw:stroke="none" draw:fill="none" draw:textarea-vertical-align="middle">
        <text:list-style style:name="Master1-Layout9-picTx-Obraz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title" style:family="presentation">
      <style:graphic-properties draw:stroke="none" draw:fill="none" draw:textarea-vertical-align="middle">
        <text:list-style style:name="Master1-Layout9-picTx-Obraz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background" style:family="presentation">
      <style:graphic-properties draw:stroke="none" draw:fill="solid" draw:fill-color="#ffffff"/>
      <style:text-properties style:letter-kerning="true"/>
    </style:style>
    <style:style style:name="Master1-Layout10-vertTx-Tytuł-i-tekst-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ytuł-i-tekst-pion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1" style:family="presentation">
      <style:graphic-properties draw:stroke="none" draw:fill="none">
        <text:list-style style:name="Master1-Layout10-vertTx-Tytuł-i-tekst-pion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2" style:family="presentation" style:parent-style-name="Master1-Layout10-vertTx-Tytuł-i-tekst-pionowy-outline1">
      <style:paragraph-properties fo:margin-top="0cm" fo:margin-bottom="0.4cm"/>
      <style:text-properties fo:font-size="28pt" style:font-size-asian="28pt" style:font-size-complex="28pt"/>
    </style:style>
    <style:style style:name="Master1-Layout10-vertTx-Tytuł-i-tekst-pionowy-outline3" style:family="presentation" style:parent-style-name="Master1-Layout10-vertTx-Tytuł-i-tekst-pionowy-outline2">
      <style:paragraph-properties fo:margin-top="0cm" fo:margin-bottom="0.3cm"/>
      <style:text-properties fo:font-size="24pt" style:font-size-asian="24pt" style:font-size-complex="24pt"/>
    </style:style>
    <style:style style:name="Master1-Layout10-vertTx-Tytuł-i-tekst-pionowy-outline4" style:family="presentation" style:parent-style-name="Master1-Layout10-vertTx-Tytuł-i-tekst-pionowy-outline3">
      <style:paragraph-properties fo:margin-top="0cm" fo:margin-bottom="0.2cm"/>
      <style:text-properties fo:font-size="20pt" style:font-size-asian="20pt" style:font-size-complex="20pt"/>
    </style:style>
    <style:style style:name="Master1-Layout10-vertTx-Tytuł-i-tekst-pionowy-outline5" style:family="presentation" style:parent-style-name="Master1-Layout10-vertTx-Tytuł-i-tekst-pionowy-outline4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6" style:family="presentation" style:parent-style-name="Master1-Layout10-vertTx-Tytuł-i-tekst-pionowy-outline5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7" style:family="presentation" style:parent-style-name="Master1-Layout10-vertTx-Tytuł-i-tekst-pionowy-outline6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8" style:family="presentation" style:parent-style-name="Master1-Layout10-vertTx-Tytuł-i-tekst-pionowy-outline7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9" style:family="presentation" style:parent-style-name="Master1-Layout10-vertTx-Tytuł-i-tekst-pionowy-outline8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subtitle" style:family="presentation">
      <style:graphic-properties draw:stroke="none" draw:fill="none" draw:textarea-vertical-align="middle">
        <text:list-style style:name="Master1-Layout10-vertTx-Tytuł-i-tekst-pion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title" style:family="presentation">
      <style:graphic-properties draw:stroke="none" draw:fill="none" draw:textarea-vertical-align="middle">
        <text:list-style style:name="Master1-Layout10-vertTx-Tytuł-i-tekst-pion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Tytuł-pionowy-i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ytuł-pionowy-i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1" style:family="presentation">
      <style:graphic-properties draw:stroke="none" draw:fill="none">
        <text:list-style style:name="Master1-Layout11-vertTitleAndTx-Tytuł-pionowy-i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2" style:family="presentation" style:parent-style-name="Master1-Layout11-vertTitleAndTx-Tytuł-pionowy-i-teks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ytuł-pionowy-i-tekst-outline3" style:family="presentation" style:parent-style-name="Master1-Layout11-vertTitleAndTx-Tytuł-pionowy-i-teks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ytuł-pionowy-i-tekst-outline4" style:family="presentation" style:parent-style-name="Master1-Layout11-vertTitleAndTx-Tytuł-pionowy-i-teks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ytuł-pionowy-i-tekst-outline5" style:family="presentation" style:parent-style-name="Master1-Layout11-vertTitleAndTx-Tytuł-pionowy-i-teks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6" style:family="presentation" style:parent-style-name="Master1-Layout11-vertTitleAndTx-Tytuł-pionowy-i-teks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7" style:family="presentation" style:parent-style-name="Master1-Layout11-vertTitleAndTx-Tytuł-pionowy-i-teks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8" style:family="presentation" style:parent-style-name="Master1-Layout11-vertTitleAndTx-Tytuł-pionowy-i-teks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9" style:family="presentation" style:parent-style-name="Master1-Layout11-vertTitleAndTx-Tytuł-pionowy-i-teks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subtitle" style:family="presentation">
      <style:graphic-properties draw:stroke="none" draw:fill="none" draw:textarea-vertical-align="middle">
        <text:list-style style:name="Master1-Layout11-vertTitleAndTx-Tytuł-pionowy-i-tek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title" style:family="presentation">
      <style:graphic-properties draw:stroke="none" draw:fill="none" draw:textarea-vertical-align="middle">
        <text:list-style style:name="Master1-Layout11-vertTitleAndTx-Tytuł-pionowy-i-tek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Domyśln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omyślni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omyśln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omyśln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omyśln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omyśln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ajd-tytuł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ajd-tytułowy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ajd-tytuł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ajd-tytułow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Slajd-tytuł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Slajd-tytuł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ytuł-i-zawartoś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ytuł-i-zawartość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ytuł-i-zawartoś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ytuł-i-zawartoś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Nagłówek-sekcj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Nagłówek-sekcji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Nagłówek-sekcj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Nagłówek-sekcj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Nagłówek-sekcj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Nagłówek-sekcj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wa-elementy-zawartośc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wa-elementy-zawartośc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wa-elementy-zawartośc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wa-elementy-zawartośc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wa-elementy-zawartośc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wa-elementy-zawartośc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Porównan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Porównani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Porównan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Porównan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Porównan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Porównan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Porównan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ylko-tytu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ylko-tytu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ylko-tytu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ylko-tytu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ylko-tytu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Pust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Pust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Pust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Pust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Zawartość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Zawartość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Zawartość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Zawartość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Zawartość-z-podpise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Zawartość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Zawartość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Obraz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Obraz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Obraz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Obraz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Obraz-z-podpise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Obraz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Obraz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ytuł-i-tekst-pion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ytuł-i-tekst-pionowy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ytuł-i-tekst-pion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ytuł-i-tekst-pionow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ytuł-i-tekst-pion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ytuł-i-tekst-pion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ytuł-pionowy-i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ytuł-pionowy-i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ytuł-pionowy-i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ytuł-pionowy-i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ytuł-pionowy-i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ytuł-pionowy-i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8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6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ymbol zastępczy nagłówka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ymbol zastępczy daty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ymbol zastępczy stopki 3" draw:style-name="Mgr2" draw:text-style-name="MP1" draw:layer="backgroundobjects" svg:width="9.113cm" svg:height="1.484cm" svg:x="0cm" svg:y="28.216cm" presentation:class="footer">
        <draw:text-box>
          <text:p/>
        </draw:text-box>
      </draw:frame>
      <draw:frame draw:name="Symbol zastępczy numeru slajdu 4" draw:style-name="Mgr2" draw:text-style-name="MP1" draw:layer="backgroundobjects" svg:width="9.113cm" svg:height="1.484cm" svg:x="11.886cm" svg:y="28.216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Domyślnie" style:page-layout-name="PM1" draw:style-name="Mdp1">
      <draw:frame draw:name="Symbol zastępczy tytułu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Symbol zastępczy tekstu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ymbol zastępczy stopki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ymbol zastępczy numeru slajdu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0">
        <draw:page-thumbnail draw:name="Symbol zastępczy obrazu slajdu 1" presentation:style-name="Master1-Domyślnie-title" draw:layer="backgroundobjects" svg:width="14.848cm" svg:height="11.136cm" svg:x="3.075cm" svg:y="2.257cm" presentation:class="page"/>
        <draw:frame draw:name="Symbol zastępczy notatek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1-title-Slajd-tytułowy" style:page-layout-name="PM1" draw:style-name="Mdp1">
      <draw:frame draw:name="Tytuł 1" presentation:style-name="Mpr7" draw:text-style-name="MP3" draw:layer="backgroundobjects" svg:width="23.804cm" svg:height="4.502cm" svg:x="2.099cm" svg:y="6.522cm" presentation:class="title">
        <draw:text-box>
          <text:p text:style-name="MP9"><text:span text:style-name="MT7">Kliknij, aby edytować styl</text:span></text:p>
        </draw:text-box>
      </draw:frame>
      <draw:frame draw:name="Podtytuł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Kliknij, aby edytować styl wzorca podtytułu</text:span></text:p>
        </draw:text-box>
      </draw:frame>
      <draw:frame draw:name="Symbol zastępczy daty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ymbol zastępczy stopki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ymbol zastępczy numeru slajdu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0">
        <draw:page-thumbnail draw:name="Symbol zastępczy obrazu slajdu 1" presentation:style-name="Master1-Layout1-title-Slajd-tytułowy-title" draw:layer="backgroundobjects" svg:width="14.848cm" svg:height="11.136cm" svg:x="3.075cm" svg:y="2.257cm" presentation:class="page"/>
        <draw:frame draw:name="Symbol zastępczy notatek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2-obj-Tytuł-i-zawartość" style:page-layout-name="PM1" draw:style-name="Mdp1">
      <draw:frame draw:name="Tytuł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7">Kliknij, aby edytować styl</text:span></text:p>
        </draw:text-box>
      </draw:frame>
      <draw:frame draw:name="Symbol zastępczy zawartości 2" presentation:style-name="Mpr14" draw:text-style-name="MP3" draw:layer="backgroundobjects" svg:width="25.199cm" svg:height="13.859cm" svg:x="1.4cm" svg:y="4.914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    </text:list-item>
          </text:list>
        </draw:text-box>
      </draw:frame>
      <draw:frame draw:name="Symbol zastępczy daty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ymbol zastępczy stopki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ymbol zastępczy numeru slajdu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0">
        <draw:page-thumbnail draw:name="Symbol zastępczy obrazu slajdu 1" presentation:style-name="Master1-Layout2-obj-Tytuł-i-zawartość-title" draw:layer="backgroundobjects" svg:width="14.848cm" svg:height="11.136cm" svg:x="3.075cm" svg:y="2.257cm" presentation:class="page"/>
        <draw:frame draw:name="Symbol zastępczy notatek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3-secHead-Nagłówek-sekcji" style:page-layout-name="PM1" draw:style-name="Mdp1">
      <draw:frame draw:name="Tytuł 1" presentation:style-name="Mpr19" draw:text-style-name="MP3" draw:layer="backgroundobjects" svg:width="23.799cm" svg:height="4.172cm" svg:x="2.214cm" svg:y="13.494cm" presentation:class="title">
        <draw:text-box>
          <text:p text:style-name="MP11"><text:span text:style-name="MT9">Kliknij, aby edytować styl</text:span></text:p>
        </draw:text-box>
      </draw:frame>
      <draw:frame draw:name="Symbol zastępczy tekstu 2" presentation:style-name="Mpr20" draw:text-style-name="MP3" draw:layer="backgroundobjects" svg:width="23.799cm" svg:height="4.595cm" svg:x="2.214cm" svg:y="8.899cm" presentation:class="outline">
        <draw:text-box>
          <text:list text:style-name="ML8">
            <text:list-item>
              <text:p text:style-name="MP12"><text:span text:style-name="MT10">Kliknij, aby edytować style wzorca tekstu</text:span></text:p>
            </text:list-item>
          </text:list>
        </draw:text-box>
      </draw:frame>
      <draw:frame draw:name="Symbol zastępczy daty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ymbol zastępczy stopki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ymbol zastępczy numeru slajdu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0">
        <draw:page-thumbnail draw:name="Symbol zastępczy obrazu slajdu 1" presentation:style-name="Master1-Layout3-secHead-Nagłówek-sekcji-title" draw:layer="backgroundobjects" svg:width="14.848cm" svg:height="11.136cm" svg:x="3.075cm" svg:y="2.257cm" presentation:class="page"/>
        <draw:frame draw:name="Symbol zastępczy notatek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4-twoObj-Dwa-elementy-zawartości" style:page-layout-name="PM1" draw:style-name="Mdp1">
      <draw:frame draw:name="Tytuł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7">Kliknij, aby edytować styl</text:span></text:p>
        </draw:text-box>
      </draw:frame>
      <draw:frame draw:name="Symbol zastępczy zawartości 2" presentation:style-name="Mpr26" draw:text-style-name="MP3" draw:layer="backgroundobjects" svg:width="12.387cm" svg:height="13.86cm" svg:x="1.398cm" svg:y="4.912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4">Drugi poziom</text:span><text:span text:style-name="MT4"><text:line-break/></text:span><text:span text:style-name="MT5">Trzeci poziom</text:span><text:span text:style-name="MT5"><text:line-break/></text:span><text:span text:style-name="MT11">Czwarty poziom</text:span><text:span text:style-name="MT11"><text:line-break/></text:span><text:span text:style-name="MT11">Piąty poziom</text:span></text:p>
            </text:list-item>
          </text:list>
        </draw:text-box>
      </draw:frame>
      <draw:frame draw:name="Symbol zastępczy zawartości 3" presentation:style-name="Mpr26" draw:text-style-name="MP3" draw:layer="backgroundobjects" svg:width="12.391cm" svg:height="13.86cm" svg:x="14.208cm" svg:y="4.912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4">Drugi poziom</text:span><text:span text:style-name="MT4"><text:line-break/></text:span><text:span text:style-name="MT5">Trzeci poziom</text:span><text:span text:style-name="MT5"><text:line-break/></text:span><text:span text:style-name="MT11">Czwarty poziom</text:span><text:span text:style-name="MT11"><text:line-break/></text:span><text:span text:style-name="MT11">Piąty poziom</text:span></text:p>
            </text:list-item>
          </text:list>
        </draw:text-box>
      </draw:frame>
      <draw:frame draw:name="Symbol zastępczy daty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ymbol zastępczy stopki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ymbol zastępczy numeru slajdu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0">
        <draw:page-thumbnail draw:name="Symbol zastępczy obrazu slajdu 1" presentation:style-name="Master1-Layout4-twoObj-Dwa-elementy-zawartości-title" draw:layer="backgroundobjects" svg:width="14.848cm" svg:height="11.136cm" svg:x="3.075cm" svg:y="2.257cm" presentation:class="page"/>
        <draw:frame draw:name="Symbol zastępczy notatek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5-twoTxTwoObj-Porównanie" style:page-layout-name="PM1" draw:style-name="Mdp1">
      <draw:frame draw:name="Tytuł 1" presentation:style-name="Mpr31" draw:text-style-name="MP3" draw:layer="backgroundobjects" svg:width="25.202cm" svg:height="3.497cm" svg:x="1.402cm" svg:y="0.842cm" presentation:class="title">
        <draw:text-box>
          <text:p text:style-name="MP9"><text:span text:style-name="MT7">Kliknij, aby edytować styl</text:span></text:p>
        </draw:text-box>
      </draw:frame>
      <draw:frame draw:name="Symbol zastępczy tekstu 2" presentation:style-name="Mpr32" draw:text-style-name="MP3" draw:layer="backgroundobjects" svg:width="12.369cm" svg:height="1.958cm" svg:x="1.402cm" svg:y="4.701cm" presentation:class="outline">
        <draw:text-box>
          <text:list text:style-name="ML8">
            <text:list-item>
              <text:p text:style-name="MP12"><text:span text:style-name="MT12">Kliknij, aby edytować style wzorca tekstu</text:span></text:p>
            </text:list-item>
          </text:list>
        </draw:text-box>
      </draw:frame>
      <draw:frame draw:name="Symbol zastępczy zawartości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Kliknij, aby edytować style wzorca tekstu</text:span><text:span text:style-name="MT4"><text:line-break/></text:span><text:span text:style-name="MT5">Drugi poziom</text:span><text:span text:style-name="MT5"><text:line-break/></text:span><text:span text:style-name="MT11">Trzeci poziom</text:span><text:span text:style-name="MT11"><text:line-break/></text:span><text:span text:style-name="MT13">Czwarty poziom</text:span><text:span text:style-name="MT13"><text:line-break/></text:span><text:span text:style-name="MT13">Piąty poziom</text:span></text:p>
            </text:list-item>
          </text:list>
        </draw:text-box>
      </draw:frame>
      <draw:frame draw:name="Symbol zastępczy tekstu 4" presentation:style-name="Mpr32" draw:text-style-name="MP3" draw:layer="backgroundobjects" svg:width="12.378cm" svg:height="1.958cm" svg:x="14.226cm" svg:y="4.701cm" presentation:class="outline">
        <draw:text-box>
          <text:list text:style-name="ML8">
            <text:list-item>
              <text:p text:style-name="MP12"><text:span text:style-name="MT12">Kliknij, aby edytować style wzorca tekstu</text:span></text:p>
            </text:list-item>
          </text:list>
        </draw:text-box>
      </draw:frame>
      <draw:frame draw:name="Symbol zastępczy zawartości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Kliknij, aby edytować style wzorca tekstu</text:span><text:span text:style-name="MT4"><text:line-break/></text:span><text:span text:style-name="MT5">Drugi poziom</text:span><text:span text:style-name="MT5"><text:line-break/></text:span><text:span text:style-name="MT11">Trzeci poziom</text:span><text:span text:style-name="MT11"><text:line-break/></text:span><text:span text:style-name="MT13">Czwarty poziom</text:span><text:span text:style-name="MT13"><text:line-break/></text:span><text:span text:style-name="MT13">Piąty poziom</text:span></text:p>
            </text:list-item>
          </text:list>
        </draw:text-box>
      </draw:frame>
      <draw:frame draw:name="Symbol zastępczy daty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ymbol zastępczy stopki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ymbol zastępczy numeru slajdu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0">
        <draw:page-thumbnail draw:name="Symbol zastępczy obrazu slajdu 1" presentation:style-name="Master1-Layout5-twoTxTwoObj-Porównanie-title" draw:layer="backgroundobjects" svg:width="14.848cm" svg:height="11.136cm" svg:x="3.075cm" svg:y="2.257cm" presentation:class="page"/>
        <draw:frame draw:name="Symbol zastępczy notatek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6-titleOnly-Tylko-tytuł" style:page-layout-name="PM1" draw:style-name="Mdp1">
      <draw:frame draw:name="Tytuł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7">Kliknij, aby edytować styl</text:span></text:p>
        </draw:text-box>
      </draw:frame>
      <draw:frame draw:name="Symbol zastępczy daty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ymbol zastępczy stopki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ymbol zastępczy numeru slajdu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0">
        <draw:page-thumbnail draw:name="Symbol zastępczy obrazu slajdu 1" presentation:style-name="Master1-Layout6-titleOnly-Tylko-tytuł-title" draw:layer="backgroundobjects" svg:width="14.848cm" svg:height="11.136cm" svg:x="3.075cm" svg:y="2.257cm" presentation:class="page"/>
        <draw:frame draw:name="Symbol zastępczy notatek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7-blank-Pusty" style:page-layout-name="PM1" draw:style-name="Mdp1">
      <draw:frame draw:name="Symbol zastępczy daty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ymbol zastępczy stopki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ymbol zastępczy numeru slajdu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draw:frame presentation:style-name="Master1-Layout7-blank-Pusty-title" draw:layer="backgroundobjects" svg:width="25.2cm" svg:height="3.505cm" svg:x="1.4cm" svg:y="0.837cm" presentation:class="title" presentation:placeholder="true">
        <draw:text-box/>
      </draw:frame>
      <draw:frame presentation:style-name="Master1-Layout7-blank-Pusty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7-blank-Pusty-title" draw:layer="backgroundobjects" svg:width="14.848cm" svg:height="11.136cm" svg:x="3.075cm" svg:y="2.257cm" presentation:class="page"/>
        <draw:frame draw:name="Symbol zastępczy notatek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8-objTx-Zawartość-z-podpisem" style:page-layout-name="PM1" draw:style-name="Mdp1">
      <draw:frame draw:name="Tytuł 1" presentation:style-name="Mpr47" draw:text-style-name="MP3" draw:layer="backgroundobjects" svg:width="9.212cm" svg:height="3.554cm" svg:x="1.402cm" svg:y="0.838cm" presentation:class="title">
        <draw:text-box>
          <text:p text:style-name="MP11"><text:span text:style-name="MT14">Kliknij, aby edytować styl</text:span></text:p>
        </draw:text-box>
      </draw:frame>
      <draw:frame draw:name="Symbol zastępczy zawartości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    </text:list-item>
          </text:list>
        </draw:text-box>
      </draw:frame>
      <draw:frame draw:name="Symbol zastępczy tekstu 3" presentation:style-name="Mpr49" draw:text-style-name="MP3" draw:layer="backgroundobjects" svg:width="9.212cm" svg:height="14.367cm" svg:x="1.402cm" svg:y="4.392cm" presentation:class="outline">
        <draw:text-box>
          <text:list text:style-name="ML8">
            <text:list-item>
              <text:p text:style-name="MP12"><text:span text:style-name="MT15">Kliknij, aby edytować style wzorca tekstu</text:span></text:p>
            </text:list-item>
          </text:list>
        </draw:text-box>
      </draw:frame>
      <draw:frame draw:name="Symbol zastępczy daty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ymbol zastępczy stopki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ymbol zastępczy numeru slajdu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0">
        <draw:page-thumbnail draw:name="Symbol zastępczy obrazu slajdu 1" presentation:style-name="Master1-Layout8-objTx-Zawartość-z-podpisem-title" draw:layer="backgroundobjects" svg:width="14.848cm" svg:height="11.136cm" svg:x="3.075cm" svg:y="2.257cm" presentation:class="page"/>
        <draw:frame draw:name="Symbol zastępczy notatek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9-picTx-Obraz-z-podpisem" style:page-layout-name="PM1" draw:style-name="Mdp1">
      <draw:frame draw:name="Tytuł 1" presentation:style-name="Mpr54" draw:text-style-name="MP3" draw:layer="backgroundobjects" svg:width="16.801cm" svg:height="1.737cm" svg:x="5.49cm" svg:y="14.698cm" presentation:class="title">
        <draw:text-box>
          <text:p text:style-name="MP11"><text:span text:style-name="MT14">Kliknij, aby edytować styl</text:span></text:p>
        </draw:text-box>
      </draw:frame>
      <draw:frame draw:name="Symbol zastępczy obrazu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Symbol zastępczy tekstu 3" presentation:style-name="Mpr56" draw:text-style-name="MP3" draw:layer="backgroundobjects" svg:width="16.801cm" svg:height="2.465cm" svg:x="5.49cm" svg:y="16.435cm" presentation:class="outline">
        <draw:text-box>
          <text:list text:style-name="ML8">
            <text:list-item>
              <text:p text:style-name="MP12"><text:span text:style-name="MT15">Kliknij, aby edytować style wzorca tekstu</text:span></text:p>
            </text:list-item>
          </text:list>
        </draw:text-box>
      </draw:frame>
      <draw:frame draw:name="Symbol zastępczy daty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ymbol zastępczy stopki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ymbol zastępczy numeru slajdu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0">
        <draw:page-thumbnail draw:name="Symbol zastępczy obrazu slajdu 1" presentation:style-name="Master1-Layout9-picTx-Obraz-z-podpisem-title" draw:layer="backgroundobjects" svg:width="14.848cm" svg:height="11.136cm" svg:x="3.075cm" svg:y="2.257cm" presentation:class="page"/>
        <draw:frame draw:name="Symbol zastępczy notatek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10-vertTx-Tytuł-i-tekst-pionowy" style:page-layout-name="PM1" draw:style-name="Mdp1">
      <draw:frame draw:name="Tytuł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7">Kliknij, aby edytować styl</text:span></text:p>
        </draw:text-box>
      </draw:frame>
      <draw:frame draw:name="Symbol zastępczy tytułu pionowego 2" presentation:style-name="Mpr62" draw:text-style-name="MP1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ymbol zastępczy stopki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ymbol zastępczy numeru slajdu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0">
        <draw:page-thumbnail draw:name="Symbol zastępczy obrazu slajdu 1" presentation:style-name="Master1-Layout10-vertTx-Tytuł-i-tekst-pionowy-title" draw:layer="backgroundobjects" svg:width="14.848cm" svg:height="11.136cm" svg:x="3.075cm" svg:y="2.257cm" presentation:class="page"/>
        <draw:frame draw:name="Symbol zastępczy notatek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  <style:master-page style:name="Master1-Layout11-vertTitleAndTx-Tytuł-pionowy-i-tekst" style:page-layout-name="PM1" draw:style-name="Mdp1">
      <draw:frame draw:name="Tytuł pionowy 1" presentation:style-name="Mpr67" draw:text-style-name="MP13" draw:layer="backgroundobjects" svg:width="6.297cm" svg:height="17.934cm" svg:x="20.302cm" svg:y="0.838cm" presentation:class="title">
        <draw:text-box>
          <text:p text:style-name="MP9"><text:span text:style-name="MT7">Kliknij, aby edytować styl</text:span></text:p>
        </draw:text-box>
      </draw:frame>
      <draw:frame draw:name="Symbol zastępczy tytułu pionowego 2" presentation:style-name="Mpr68" draw:text-style-name="MP13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ymbol zastępczy stopki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ymbol zastępczy numeru slajdu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&gt;</text:page-number></text:span></text:p>
        </draw:text-box>
      </draw:frame>
      <presentation:notes style:page-layout-name="PM0">
        <draw:page-thumbnail draw:name="Symbol zastępczy obrazu slajdu 1" presentation:style-name="Master1-Layout11-vertTitleAndTx-Tytuł-pionowy-i-tekst-title" draw:layer="backgroundobjects" svg:width="14.848cm" svg:height="11.136cm" svg:x="3.075cm" svg:y="2.257cm" presentation:class="page"/>
        <draw:frame draw:name="Symbol zastępczy notatek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 Jesteśmy Twymi dziećmi, potrzebujemy Ciebie Miłości, która trwa Dobroci nieskończonej, łaski i nadziei Na wybawienie   </dc:title>
    <meta:initial-creator>Andrzej Zaremba</meta:initial-creator>
    <meta:creation-date>2006-06-13T17:36:20Z</meta:creation-date>
    <dc:date>2013-11-04T21:00:13.95</dc:date>
    <meta:editing-cycles>5</meta:editing-cycles>
    <meta:editing-duration>PT1H58M27S</meta:editing-duration>
    <meta:document-statistic meta:object-count="165"/>
    <meta:user-defined meta:name="Info 1"/>
    <meta:user-defined meta:name="Info 2"/>
    <meta:user-defined meta:name="Info 3"/>
    <meta:user-defined meta:name="Info 4"/>
  </office:meta>
</office:document-meta>
</file>